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YearDV.getActualValue( String content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YearDV.dateToString( DateTimeData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YearDV.parse( String st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YearDV.getXMLGregorianCalendar( DateTimeData d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